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3333"/>
    </style:style>
    <style:style style:name="ce14" style:family="table-cell" style:parent-style-name="Default" style:data-style-name="N4">
      <style:table-cell-properties fo:background-color="#ff99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style:use-window-font-color="true"/>
    </style:style>
    <style:style style:name="ce17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6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5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5" office:value-type="string" calcext:value-type="string">
            <text:p>stav</text:p>
          </table:table-cell>
          <table:table-cell table:style-name="ce15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8" calcext:value-type="float">
            <text:p>8,00</text:p>
          </table:table-cell>
          <table:table-cell office:value-type="float" office:value="43132505" calcext:value-type="float">
            <text:p>43 132 505,00</text:p>
          </table:table-cell>
          <table:table-cell office:value-type="float" office:value="36953318" calcext:value-type="float">
            <text:p>36 953 318,00</text:p>
          </table:table-cell>
          <table:table-cell office:value-type="float" office:value="40136000" calcext:value-type="float">
            <text:p>40 136 000,00</text:p>
          </table:table-cell>
          <table:table-cell table:number-columns-repeated="6"/>
          <table:table-cell office:value-type="float" office:value="7360492" calcext:value-type="float">
            <text:p>7 360 492,00</text:p>
          </table:table-cell>
          <table:table-cell office:value-type="float" office:value="5429199" calcext:value-type="float">
            <text:p>5 429 199,00</text:p>
          </table:table-cell>
          <table:table-cell office:value-type="float" office:value="3949553" calcext:value-type="float">
            <text:p>3 949 553,00</text:p>
          </table:table-cell>
          <table:table-cell/>
          <table:table-cell office:value-type="float" office:value="43" calcext:value-type="float">
            <text:p>43,00</text:p>
          </table:table-cell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5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uvedli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neuvedli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3">
          <table:table-cell office:value-type="string" calcext:value-type="string">
            <text:p>Praha 4</text:p>
          </table:table-cell>
          <table:table-cell office:value-type="float" office:value="128063" calcext:value-type="float">
            <text:p>128 063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9790423" calcext:value-type="float">
            <text:p>39 790 423,00</text:p>
          </table:table-cell>
          <table:table-cell office:value-type="float" office:value="37269443" calcext:value-type="float">
            <text:p>37 269 443,00</text:p>
          </table:table-cell>
          <table:table-cell office:value-type="float" office:value="14021593" calcext:value-type="float">
            <text:p>14 021 593,00</text:p>
          </table:table-cell>
          <table:table-cell table:number-columns-repeated="2" office:value-type="string" calcext:value-type="string">
            <text:p>neuvedli</text:p>
          </table:table-cell>
          <table:table-cell office:value-type="float" office:value="20748000" calcext:value-type="float">
            <text:p>20 748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34390" calcext:value-type="float">
            <text:p>334 390,00</text:p>
          </table:table-cell>
          <table:table-cell office:value-type="float" office:value="329464" calcext:value-type="float">
            <text:p>329 464,00</text:p>
          </table:table-cell>
          <table:table-cell office:value-type="float" office:value="330712" calcext:value-type="float">
            <text:p>330 712,00</text:p>
          </table:table-cell>
          <table:table-cell office:value-type="string" calcext:value-type="string">
            <text:p>N/A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diskutabilně</text:p>
          </table:table-cell>
          <table:table-cell office:value-type="string" calcext:value-type="string">
            <text:p>Pouze 1 infocentrum</text:p>
          </table:table-cell>
          <table:table-cell table:style-name="ce5" office:value-type="string" calcext:value-type="string">
            <text:p>ne</text:p>
          </table:table-cell>
          <table:table-cell office:value-type="string" calcext:value-type="string">
            <text:p>neuvedli některé info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office:value-type="float" office:value="82159" calcext:value-type="float">
            <text:p>82 15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7056767" calcext:value-type="float">
            <text:p>37 056 767,00</text:p>
          </table:table-cell>
          <table:table-cell office:value-type="float" office:value="25023359" calcext:value-type="float">
            <text:p>25 023 359,00</text:p>
          </table:table-cell>
          <table:table-cell office:value-type="float" office:value="12295209" calcext:value-type="float">
            <text:p>12 295 209,00</text:p>
          </table:table-cell>
          <table:table-cell office:value-type="float" office:value="29455714" calcext:value-type="float">
            <text:p>29 455 714,00</text:p>
          </table:table-cell>
          <table:table-cell office:value-type="float" office:value="20761587" calcext:value-type="float">
            <text:p>20 761 587,00</text:p>
          </table:table-cell>
          <table:table-cell office:value-type="float" office:value="13670020" calcext:value-type="float">
            <text:p>13 670 02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2379" calcext:value-type="float">
            <text:p>62 379,00</text:p>
          </table:table-cell>
          <table:table-cell office:value-type="float" office:value="62172" calcext:value-type="float">
            <text:p>62 172,00</text:p>
          </table:table-cell>
          <table:table-cell office:value-type="float" office:value="52794" calcext:value-type="float">
            <text:p>52 794,00</text:p>
          </table:table-cell>
          <table:table-cell office:value-type="string" calcext:value-type="string">
            <text:p>N/A</text:p>
          </table:table-cell>
          <table:table-cell office:value-type="float" office:value="22.5" calcext:value-type="float">
            <text:p>2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office:value-type="float" office:value="99520" calcext:value-type="float">
            <text:p>99 520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12820460" calcext:value-type="float">
            <text:p>12 820 460,00</text:p>
          </table:table-cell>
          <table:table-cell office:value-type="float" office:value="1042777" calcext:value-type="float">
            <text:p>1 042 777,00</text:p>
          </table:table-cell>
          <table:table-cell office:value-type="float" office:value="9666093" calcext:value-type="float">
            <text:p>9 666 093,00</text:p>
          </table:table-cell>
          <table:table-cell office:value-type="float" office:value="553830" calcext:value-type="float">
            <text:p>553 830,00</text:p>
          </table:table-cell>
          <table:table-cell office:value-type="float" office:value="2390950" calcext:value-type="float">
            <text:p>2 390 950,00</text:p>
          </table:table-cell>
          <table:table-cell office:value-type="float" office:value="0" calcext:value-type="float">
            <text:p>0,00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neuvedli</text:p>
          </table:table-cell>
          <table:table-cell office:value-type="string" calcext:value-type="string">
            <text:p>dobře</text:p>
          </table:table-cell>
          <table:table-cell office:value-type="string" calcext:value-type="string">
            <text:p>neprovozuje outsourcing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3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style-name="Default"/>
          <table:table-cell table:number-columns-repeated="22"/>
          <table:table-cell table:style-name="ce13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5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office:value-type="float" office:value="54550" calcext:value-type="float">
            <text:p>54 55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10522538" calcext:value-type="float">
            <text:p>10 522 538,00</text:p>
          </table:table-cell>
          <table:table-cell office:value-type="float" office:value="13541102" calcext:value-type="float">
            <text:p>13 541 102,00</text:p>
          </table:table-cell>
          <table:table-cell office:value-type="float" office:value="4910973" calcext:value-type="float">
            <text:p>4 910 973,00</text:p>
          </table:table-cell>
          <table:table-cell table:number-columns-repeated="3" office:value-type="string" calcext:value-type="string">
            <text:p>neoutsourcují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79511" calcext:value-type="float">
            <text:p>79 51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4194275" calcext:value-type="float">
            <text:p>4 194 275,00</text:p>
          </table:table-cell>
          <table:table-cell office:value-type="float" office:value="4277971" calcext:value-type="float">
            <text:p>4 277 971,00</text:p>
          </table:table-cell>
          <table:table-cell office:value-type="float" office:value="4161897" calcext:value-type="float">
            <text:p>4 161 897,00</text:p>
          </table:table-cell>
          <table:table-cell office:value-type="float" office:value="2875960" calcext:value-type="float">
            <text:p>2 875 960,00</text:p>
          </table:table-cell>
          <table:table-cell office:value-type="float" office:value="4638010" calcext:value-type="float">
            <text:p>4 638 010,00</text:p>
          </table:table-cell>
          <table:table-cell office:value-type="float" office:value="3847733" calcext:value-type="float">
            <text:p>3 847 733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9989" calcext:value-type="float">
            <text:p>559 989,00</text:p>
          </table:table-cell>
          <table:table-cell office:value-type="float" office:value="582347" calcext:value-type="float">
            <text:p>582 347,00</text:p>
          </table:table-cell>
          <table:table-cell office:value-type="float" office:value="560860" calcext:value-type="float">
            <text:p>560 860,00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 office:value-type="float" office:value="45741" calcext:value-type="float">
            <text:p>45 74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033113" calcext:value-type="float">
            <text:p>2 033 113,00</text:p>
          </table:table-cell>
          <table:table-cell office:value-type="float" office:value="2558730" calcext:value-type="float">
            <text:p>2 558 730,00</text:p>
          </table:table-cell>
          <table:table-cell office:value-type="float" office:value="3016245" calcext:value-type="float">
            <text:p>3 016 245,00</text:p>
          </table:table-cell>
          <table:table-cell office:value-type="float" office:value="2279000" calcext:value-type="float">
            <text:p>2 279 000,00</text:p>
          </table:table-cell>
          <table:table-cell office:value-type="float" office:value="2402100" calcext:value-type="float">
            <text:p>2 402 100,00</text:p>
          </table:table-cell>
          <table:table-cell office:value-type="float" office:value="3783000" calcext:value-type="float">
            <text:p>3 783 000,00</text:p>
          </table:table-cell>
          <table:table-cell table:number-columns-repeated="8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5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4" office:value-type="string" calcext:value-type="string">
            <text:p>špatně</text:p>
          </table:table-cell>
          <table:table-cell/>
          <table:table-cell table:style-name="ce17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number-columns-repeated="2"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string" calcext:value-type="string">
            <text:p>N/A</text:p>
          </table:table-cell>
          <table:table-cell office:value-type="float" office:value="23.5" calcext:value-type="float">
            <text:p>23,5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.00.0000</text:date>, <text:time style:data-style-name="N2" text:time-value="13:01:20.889336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9T13:06:57.067921038</dc:date>
    <meta:editing-duration>PT9H46M43S</meta:editing-duration>
    <meta:editing-cycles>81</meta:editing-cycles>
    <meta:generator>LibreOffice/4.4.2.2$Linux_X86_64 LibreOffice_project/40m0$Build-2</meta:generator>
    <meta:document-statistic meta:table-count="1" meta:cell-count="570" meta:object-count="0"/>
  </office:meta>
</office:document-meta>
</file>